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Droid Serif2" svg:font-family="'Droid Serif'" style:font-adornments="Bold" style:font-family-generic="roman" style:font-pitch="variable"/>
    <style:font-face style:name="Droid Serif3" svg:font-family="'Droid Serif'" style:font-adornments="Italic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Pipe">
      <style:graphic-properties draw:textarea-vertical-align="middle"/>
    </style:style>
    <style:style style:name="gr2" style:family="graphic" style:parent-style-name="Socket">
      <style:graphic-properties draw:textarea-vertical-align="middle" draw:auto-grow-height="false"/>
    </style:style>
    <style:style style:name="gr3" style:family="graphic" style:parent-style-name="Call">
      <style:graphic-properties draw:textarea-vertical-align="middle"/>
    </style:style>
    <style:style style:name="gr4" style:family="graphic" style:parent-style-name="Thread">
      <style:graphic-properties draw:textarea-vertical-align="middle" draw:auto-grow-height="false"/>
    </style:style>
    <style:style style:name="gr5" style:family="graphic" style:parent-style-name="Call">
      <style:graphic-properties draw:textarea-vertical-align="middle"/>
    </style:style>
    <style:style style:name="gr6" style:family="graphic" style:parent-style-name="Pipe">
      <style:graphic-properties draw:textarea-vertical-align="middle"/>
    </style:style>
    <style:style style:name="gr7" style:family="graphic" style:parent-style-name="Thread">
      <style:graphic-properties draw:textarea-horizontal-align="center" draw:textarea-vertical-align="middle" draw:auto-grow-height="false"/>
    </style:style>
    <style:style style:name="gr8" style:family="graphic" style:parent-style-name="Annotation">
      <style:graphic-properties draw:fill="none" draw:auto-grow-width="true" fo:min-height="0cm" fo:min-width="0cm"/>
    </style:style>
    <style:style style:name="gr9" style:family="graphic" style:parent-style-name="Call">
      <style:graphic-properties draw:fill="none" draw:textarea-vertical-align="middle" draw:auto-grow-height="false" fo:min-height="0.75cm" fo:min-width="0.5cm" fo:wrap-option="wrap"/>
    </style:style>
    <style:style style:name="gr10" style:family="graphic" style:parent-style-name="Call">
      <style:graphic-properties draw:fill="none" draw:textarea-vertical-align="middle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tyle="italic" style:font-size-asian="18pt" style:font-style-asian="italic" style:font-size-complex="18pt" style:font-style-complex="italic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Thread" draw:text-style-name="P1" xml:id="id4" draw:id="id4" draw:layer="layout" svg:width="3.174cm" svg:height="1.523cm" svg:x="6.461cm" svg:y="4.175cm" svg:viewBox="0 0 3175 1524" svg:d="M2679 667c0 118 211 209 496 221v445l-397 191h-2778v-1524h3175v446c-285 11-496 103-496 221z">
          <draw:glue-point draw:id="4" svg:x="3.001cm" svg:y="5cm"/>
          <text:p><text:span text:style-name="T1">outputGatherer</text:span></text:p>
        </draw:path>
        <draw:connector draw:style-name="gr1" draw:text-style-name="P2" draw:layer="layout" draw:type="lines" svg:x1="3.73cm" svg:y1="6.969cm" svg:x2="2.968cm" svg:y2="20.304cm" draw:start-shape="id1" draw:start-glue-point="2" draw:end-shape="id2" svg:d="M3730 6969v501l-762 12333v501" svg:viewBox="0 0 763 13336">
          <text:p text:style-name="P2">SessionInput</text:p>
          <text:p text:style-name="P2"><text:s/>(transports frames)</text:p>
        </draw:connector>
        <draw:connector draw:style-name="gr1" draw:layer="layout" draw:line-skew="1.773cm" svg:x1="18.456cm" svg:y1="23.452cm" svg:x2="8.048cm" svg:y2="5.699cm" draw:start-shape="id3" draw:start-glue-point="6" draw:end-shape="id4" draw:end-glue-point="2" svg:d="M18456 23452v-7275h-10408v-10478" svg:viewBox="0 0 10409 17754">
          <text:p>SessionOutput</text:p>
          <text:p>(transports frames)</text:p>
        </draw:connector>
        <draw:custom-shape draw:style-name="BigBox" draw:text-style-name="P2" draw:layer="layout" svg:width="19cm" svg:height="7.366cm" svg:x="1cm" svg:y="19.796cm">
          <draw:glue-point draw:id="4" svg:x="-2.393cm" svg:y="-5cm"/>
          <draw:glue-point draw:id="5" svg:x="2.753cm" svg:y="-5cm"/>
          <text:p text:style-name="P2">Sess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0.635cm" svg:height="0.635cm" svg:x="3.286cm" svg:y="1.254cm">
          <text:p text:style-name="P2">pull_action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style-name="gr3" draw:text-style-name="P2" draw:layer="layout" draw:type="lines" svg:x1="3.604cm" svg:y1="1.889cm" svg:x2="3.73cm" svg:y2="5.445cm" draw:start-shape="id5" draw:start-glue-point="6" draw:end-shape="id1" draw:end-glue-point="0" svg:d="M3604 1889v832l126 2223v501" svg:viewBox="0 0 127 3557">
          <text:p text:style-name="P2">(bytes)</text:p>
        </draw:connector>
        <draw:custom-shape draw:style-name="gr2" draw:text-style-name="P2" xml:id="id8" draw:id="id8" draw:layer="layout" svg:width="0.635cm" svg:height="0.635cm" svg:x="18.399cm" svg:y="10.017cm">
          <text:p text:style-name="P2">push_action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path draw:style-name="Thread" draw:text-style-name="P1" xml:id="id1" draw:id="id1" draw:layer="layout" svg:width="3.174cm" svg:height="1.523cm" svg:x="2.143cm" svg:y="5.445cm" svg:viewBox="0 0 3175 1524" svg:d="M2679 667c0 118 211 209 496 221v445l-397 191h-2778v-1524h3175v446c-285 11-496 103-496 221z">
          <text:p><text:span text:style-name="T1">inputGatherer</text:span></text:p>
        </draw:path>
        <draw:path draw:style-name="Thread" xml:id="id6" draw:id="id6" draw:layer="layout" svg:width="3.301cm" svg:height="1.65cm" svg:x="14.589cm" svg:y="6.334cm" svg:viewBox="0 0 3302 1651" svg:d="M3235 1005c-187 0-329 93-329 215 0 75 53 139 137 177-3 12-5 25-5 39 0 43 18 83 49 116l-198 99h-2889v-1651h3302v483c-297 12-516 112-516 239 0 128 219 227 516 240v47c-21-3-44-4-67-4z">
          <text:p><text:span text:style-name="T1">flowControlOutput</text:span></text:p>
          <text:p>(one per stream)</text:p>
        </draw:path>
        <draw:custom-shape draw:style-name="BigBox" draw:text-style-name="P2" draw:layer="layout" svg:width="17.526cm" svg:height="6.223cm" svg:x="1.508cm" svg:y="3.413cm">
          <draw:glue-point draw:id="4" svg:x="-2.393cm" svg:y="-5cm"/>
          <draw:glue-point draw:id="5" svg:x="2.753cm" svg:y="-5cm"/>
          <text:p text:style-name="P2">Framer</text:p>
          <draw:enhanced-geometry svg:viewBox="0 0 21600 21600" draw:type="rectangle" draw:enhanced-path="M 0 0 L 21600 0 21600 21600 0 21600 0 0 Z N"/>
        </draw:custom-shape>
        <draw:connector draw:style-name="gr1" draw:text-style-name="P2" draw:layer="layout" draw:type="lines" svg:x1="9.636cm" svg:y1="4.937cm" svg:x2="16.24cm" svg:y2="6.334cm" draw:start-shape="id4" draw:start-glue-point="1" draw:end-shape="id6" draw:end-glue-point="0" svg:d="M9636 4937h501l6103 896v501" svg:viewBox="0 0 6605 1398">
          <text:p text:style-name="P2">(created with each new stream)</text:p>
        </draw:connector>
        <draw:custom-shape draw:style-name="gr4" draw:text-style-name="P3" xml:id="id7" draw:id="id7" draw:layer="layout" svg:width="1.016cm" svg:height="1.016cm" draw:transform="rotate (0.405789051088682) translate (11.89cm 8.227cm)">
          <draw:glue-point draw:id="8" svg:x="-4.996cm" svg:y="-1.994cm"/>
          <draw:glue-point draw:id="9" svg:x="1.992cm" svg:y="-5cm"/>
          <text:p text:style-name="P2"><text:span text:style-name="T1">noHeadersInChannel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2" draw:layer="layout" draw:type="lines" svg:x1="9cm" svg:y1="5.699cm" svg:x2="11.891cm" svg:y2="8.228cm" draw:start-shape="id4" draw:start-glue-point="4" draw:end-shape="id7" draw:end-glue-point="8" svg:d="M9000 5699v501l1948 2028h943" svg:viewBox="0 0 2892 2530">
          <text:p text:style-name="P2"><text:span text:style-name="T2">Via</text:span> handleHeadersOfStream</text:p>
        </draw:connector>
        <draw:connector draw:style-name="gr5" draw:text-style-name="P2" draw:layer="layout" draw:type="lines" svg:x1="14.589cm" svg:y1="7.159cm" svg:x2="12.822cm" svg:y2="7.826cm" draw:start-shape="id6" draw:start-glue-point="3" draw:end-shape="id7" draw:end-glue-point="9" svg:d="M14589 7159h-501l-1266 106v561" svg:viewBox="0 0 1768 668">
          <text:p/>
        </draw:connector>
        <draw:connector draw:style-name="gr3" draw:text-style-name="P2" draw:layer="layout" draw:type="lines" draw:line-skew="-0.502cm" svg:x1="12.758cm" svg:y1="8.961cm" svg:x2="18.717cm" svg:y2="10.017cm" draw:start-shape="id7" draw:start-glue-point="6" draw:end-shape="id8" draw:end-glue-point="4" svg:d="M12758 8961v-1l5959 555v502" svg:viewBox="0 0 5960 1058">
          <text:p text:style-name="P2">(bytes)</text:p>
        </draw:connector>
        <draw:path draw:style-name="Thread" draw:text-style-name="P1" xml:id="id2" draw:id="id2" draw:layer="layout" svg:width="3.174cm" svg:height="1.523cm" svg:x="1.381cm" svg:y="20.304cm" svg:viewBox="0 0 3175 1524" svg:d="M2679 667c0 118 211 209 496 221v445l-397 191h-2778v-1524h3175v446c-285 11-496 103-496 221z">
          <text:p><text:span text:style-name="T1">sessionInputThread</text:span></text:p>
        </draw:path>
        <draw:path draw:style-name="Thread" draw:text-style-name="P1" xml:id="id11" draw:id="id11" draw:layer="layout" svg:width="3.174cm" svg:height="1.523cm" svg:x="10.652cm" svg:y="21.828cm" svg:viewBox="0 0 3175 1524" svg:d="M2679 667c0 118 211 209 496 221v445l-397 191h-2778v-1524h3175v446c-285 11-496 103-496 221z">
          <text:p><text:span text:style-name="T1">headersOutputThread</text:span></text:p>
        </draw:path>
        <draw:path draw:style-name="Thread" draw:text-style-name="P1" xml:id="id12" draw:id="id12" draw:layer="layout" svg:width="3.174cm" svg:height="1.523cm" svg:x="11.922cm" svg:y="25.003cm" svg:viewBox="0 0 3175 1524" svg:d="M2679 667c0 118 211 209 496 221v445l-397 191h-2778v-1524h3175v446c-285 11-496 103-496 221z">
          <text:p><text:span text:style-name="T1">dataOutputThread</text:span></text:p>
        </draw:path>
        <draw:path draw:style-name="Thread" xml:id="id9" draw:id="id9" draw:layer="layout" svg:width="3.301cm" svg:height="1.65cm" svg:x="4.175cm" svg:y="23.352cm" svg:viewBox="0 0 3302 1651" svg:d="M3235 1005c-187 0-329 93-329 215 0 75 53 139 137 177-3 12-5 25-5 39 0 43 18 83 49 116l-198 99h-2889v-1651h3302v483c-297 12-516 112-516 239 0 128 219 227 516 240v47c-21-3-44-4-67-4z">
          <text:p><text:span text:style-name="T1">workerThread</text:span></text:p>
          <text:p>(one per stream)</text:p>
        </draw:path>
        <draw:connector draw:style-name="gr3" draw:text-style-name="P2" draw:layer="layout" draw:type="lines" svg:x1="2.968cm" svg:y1="21.828cm" svg:x2="4.175cm" svg:y2="24.177cm" draw:start-shape="id2" draw:start-glue-point="2" draw:end-shape="id9" svg:d="M2968 21828v501l706 1848h501" svg:viewBox="0 0 1208 2350">
          <text:p text:style-name="P2">(is created by)</text:p>
        </draw:connector>
        <draw:custom-shape draw:style-name="gr4" draw:text-style-name="P2" xml:id="id10" draw:id="id10" draw:layer="layout" svg:width="3.937cm" svg:height="0.635cm" svg:x="3.794cm" svg:y="25.765cm">
          <text:p text:style-name="P2">coherent_work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draw:line-skew="-0.247cm" svg:x1="5.826cm" svg:y1="25.003cm" svg:x2="5.762cm" svg:y2="25.765cm" draw:start-shape="id9" draw:start-glue-point="2" draw:end-shape="id10" draw:end-glue-point="0" svg:d="M5826 25003v254l-64 6v502" svg:viewBox="0 0 65 763">
          <text:p text:style-name="P2">(uses)</text:p>
        </draw:connector>
        <draw:connector draw:style-name="gr6" draw:text-style-name="P2" draw:layer="layout" draw:type="lines" svg:x1="7.477cm" svg:y1="24.177cm" svg:x2="10.652cm" svg:y2="22.59cm" draw:start-shape="id9" draw:start-glue-point="1" draw:end-shape="id11" svg:d="M7477 24177h501l2173-1587h501" svg:viewBox="0 0 3176 1588">
          <text:p/>
        </draw:connector>
        <draw:connector draw:style-name="gr6" draw:text-style-name="P2" draw:layer="layout" draw:type="lines" svg:x1="7.477cm" svg:y1="24.177cm" svg:x2="11.922cm" svg:y2="25.765cm" draw:start-shape="id9" draw:start-glue-point="1" draw:end-shape="id12" draw:end-glue-point="3" svg:d="M7477 24177h501l3443 1588h501" svg:viewBox="0 0 4446 1589">
          <text:p/>
        </draw:connector>
        <draw:connector draw:style-name="gr1" draw:text-style-name="P2" draw:layer="layout" draw:type="lines" svg:x1="4.556cm" svg:y1="21.066cm" svg:x2="5.826cm" svg:y2="23.352cm" draw:start-shape="id2" draw:start-glue-point="1" draw:end-shape="id9" svg:d="M4556 21066h501l769 1785v501" svg:viewBox="0 0 1271 2287">
          <text:p text:style-name="P2">(is fed by)</text:p>
        </draw:connector>
        <draw:connector draw:style-name="gr6" draw:text-style-name="P2" draw:layer="layout" draw:type="lines" svg:x1="13.827cm" svg:y1="22.59cm" svg:x2="17.398cm" svg:y2="23.86cm" draw:start-shape="id11" draw:start-glue-point="1" draw:end-shape="id3" draw:end-glue-point="9" svg:d="M13827 22590h501l2565 1270h505" svg:viewBox="0 0 3572 1271">
          <text:p/>
        </draw:connector>
        <draw:connector draw:style-name="gr6" draw:text-style-name="P2" draw:layer="layout" draw:type="lines" svg:x1="15.097cm" svg:y1="25.765cm" svg:x2="18.143cm" svg:y2="24.54cm" draw:start-shape="id12" draw:start-glue-point="1" draw:end-shape="id3" draw:end-glue-point="8" svg:d="M15097 25765h501l2545-719v-506" svg:viewBox="0 0 3047 1226">
          <text:p/>
        </draw:connector>
        <draw:custom-shape draw:style-name="gr7" draw:text-style-name="P4" xml:id="id3" draw:id="id3" draw:layer="layout" svg:width="1.016cm" svg:height="1.016cm" draw:transform="rotate (2.4007003861182) translate (18.144cm 24.545cm)">
          <draw:glue-point draw:id="8" svg:x="0.222cm" svg:y="4.975cm"/>
          <draw:glue-point draw:id="9" svg:x="-4.979cm" svg:y="0.236cm"/>
          <text:p text:style-name="P2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8" draw:text-style-name="P5" draw:layer="layout" svg:width="1.789cm" svg:height="0.779cm" svg:x="16.577cm" svg:y="22.717cm">
          <draw:text-box>
            <text:p text:style-name="P5"><text:span text:style-name="T3">(First comes</text:span></text:p>
            <text:p text:style-name="P5"><text:span text:style-name="T3"><text:s/></text:span><text:span text:style-name="T3">first served)</text:span></text:p>
          </draw:text-box>
        </draw:frame>
        <draw:custom-shape draw:style-name="gr9" draw:text-style-name="P2" xml:id="id13" draw:id="id13" draw:layer="layout" svg:width="2.54cm" svg:height="0.635cm" svg:x="11.16cm" svg:y="23.86cm">
          <text:p text:style-name="P2">Headers sent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onnector draw:style-name="Call" draw:text-style-name="P2" draw:layer="layout" draw:type="curve" svg:x1="12.239cm" svg:y1="23.352cm" svg:x2="12.43cm" svg:y2="23.86cm" draw:start-shape="id11" draw:start-glue-point="2" draw:end-shape="id13" draw:end-glue-point="0" svg:d="M12239 23352c0 381 191 127 191 508" svg:viewBox="0 0 192 509">
          <text:p/>
        </draw:connector>
        <draw:connector draw:style-name="gr10" draw:text-style-name="P2" draw:layer="layout" draw:type="curve" svg:x1="12.43cm" svg:y1="24.495cm" svg:x2="13.509cm" svg:y2="25.003cm" draw:start-shape="id13" draw:start-glue-point="2" draw:end-shape="id12" draw:end-glue-point="0" svg:d="M12430 24495c0 381 1079 127 1079 508" svg:viewBox="0 0 1080 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Droid Serif2" svg:font-family="'Droid Serif'" style:font-adornments="Bold" style:font-family-generic="roman" style:font-pitch="variable"/>
    <style:font-face style:name="Droid Serif3" svg:font-family="'Droid Serif'" style:font-adornments="Italic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read" style:family="graphic" style:parent-style-name="standard">
      <style:graphic-properties draw:stroke-dash="Dashed_20__28_var_29__20_4" svg:stroke-color="#669999" draw:fill="none" draw:fill-gradient-name="Gradient_20_2" draw:fill-hatch-name="Hatching_20_1" draw:fill-image-name="Bitmape_20_1" draw:fill-image-width="0cm" draw:fill-image-height="0cm" draw:textarea-horizontal-align="center" draw:auto-grow-height="false" draw:fit-to-size="shrink-to-fit"/>
      <style:text-properties style:font-name="Droid Serif1" fo:font-family="'Droid Serif'" style:font-style-name="Regular" style:font-family-generic="roman" style:font-pitch="variable" fo:font-size="8pt"/>
    </style:style>
    <style:style style:name="Pipe" style:family="graphic" style:parent-style-name="standard">
      <style:graphic-properties draw:stroke-dash="Dashed_20__28_var_29__20_4" svg:stroke-color="#993366" draw:marker-end="Line_20_Arrow" draw:marker-end-width="0.305cm" draw:stroke-linejoin="miter" svg:stroke-linecap="round" draw:fill-gradient-name="Gradient_20_2" draw:fill-hatch-name="Hatching_20_1" draw:fill-image-name="Bitmape_20_1"/>
      <style:text-properties fo:color="#993366" style:font-name="Droid Serif1" fo:font-family="'Droid Serif'" style:font-style-name="Regular" style:font-family-generic="roman" style:font-pitch="variable" fo:font-size="8pt"/>
    </style:style>
    <style:style style:name="BigBox" style:family="graphic" style:parent-style-name="standard">
      <style:graphic-properties draw:stroke="dash" draw:stroke-dash="Line_20_with_20_Fine_20_Dots" svg:stroke-color="#2c001e" draw:fill="none" draw:fill-gradient-name="Gradient_20_2" draw:fill-hatch-name="Hatching_20_1" draw:fill-image-name="Bitmape_20_1" draw:fill-image-width="0cm" draw:fill-image-height="0cm" draw:textarea-horizontal-align="left" draw:auto-grow-height="false" fo:padding-top="-0.381cm" draw:measure-align="left-outside" draw:measure-vertical-align="above"/>
      <style:text-properties style:font-name="Droid Serif2" fo:font-family="'Droid Serif'" style:font-style-name="Bold" style:font-family-generic="roman" style:font-pitch="variable" fo:font-size="9pt" fo:font-weight="bold"/>
    </style:style>
    <style:style style:name="Socket" style:family="graphic" style:parent-style-name="standard">
      <style:graphic-properties draw:stroke-dash="Dashed_20__28_var_29__20_4" svg:stroke-width="0cm" svg:stroke-color="#333333" draw:marker-start-width="0.203cm" draw:marker-end-width="0.203cm" draw:fill="none" draw:fill-gradient-name="Gradient_20_2" draw:fill-hatch-name="Hatching_20_1" draw:fill-image-name="Bitmape_20_1" draw:fill-image-width="0cm" draw:fill-image-height="0cm" draw:textarea-horizontal-align="center" draw:textarea-vertical-align="bottom" fo:padding-bottom="-0.889cm"/>
      <style:text-properties style:font-name="Droid Serif1" fo:font-family="'Droid Serif'" style:font-style-name="Regular" style:font-family-generic="roman" style:font-pitch="variable" fo:font-size="7pt"/>
    </style:style>
    <style:style style:name="Call" style:family="graphic">
      <style:graphic-properties draw:stroke="dash" draw:stroke-dash="Fine_20_Dashed" svg:stroke-color="#336699" draw:marker-end="Triangle_20_unfilled" draw:marker-end-width="0.152cm"/>
      <style:text-properties fo:color="#000000" style:font-name="Droid Serif1" fo:font-family="'Droid Serif'" style:font-style-name="Regular" style:font-family-generic="roman" style:font-pitch="variable" fo:font-size="8pt"/>
    </style:style>
    <style:style style:name="functionInCode" style:family="graphic" style:parent-style-name="standard">
      <style:graphic-properties draw:stroke-dash="Dashed_20__28_var_29__20_4" draw:fill-gradient-name="Gradient_20_2" draw:fill-hatch-name="Hatching_20_1" draw:fill-image-name="Bitmape_20_1"/>
      <style:text-properties style:font-name="Droid Serif3" fo:font-family="'Droid Serif'" style:font-style-name="Italic" style:font-family-generic="roman" style:font-pitch="variable" fo:font-size="7pt" fo:font-style="italic"/>
    </style:style>
    <style:style style:name="Annotation" style:family="graphic">
      <style:graphic-properties draw:strok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cides </meta:initial-creator>
    <meta:creation-date>2015-05-03T07:38:36.525045104</meta:creation-date>
    <dc:date>2015-05-03T11:41:28.570093170</dc:date>
    <dc:creator>alcides </dc:creator>
    <meta:editing-duration>PT1H12M32S</meta:editing-duration>
    <meta:editing-cycles>13</meta:editing-cycles>
    <meta:generator>LibreOffice/4.2.7.2$Linux_X86_64 LibreOffice_project/420m0$Build-2</meta:generator>
    <meta:document-statistic meta:object-count="32"/>
  </office:meta>
</office:document-meta>
</file>